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9.199cm" svg:y="15.74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2: </text:span><text:span text:style-name="T1"><text:line-break/></text:span><text:span text:style-name="T1">Interacción cliente-servidor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14:00:45.523703365</dc:date>
    <meta:editing-duration>P7DT21H16M44S</meta:editing-duration>
    <meta:editing-cycles>505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